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200000098867BFA9F3EB7C7AD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3.506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.5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Pre-Talk To MERN Stack Batch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Presented by – Gautam Pati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bout the program and WHY MERN ?</text:p>
              </text:list-item>
              <text:list-item>
                <text:p>Mindset for getting most of the course</text:p>
              </text:list-item>
              <text:list-item>
                <text:p text:style-name="P2"><text:span text:style-name="T1">Structure of the course </text:span>Events and Practice Exercises</text:p>
              </text:list-item>
              <text:list-item>
                <text:p>Fees Paymen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18:58:33.429046370</meta:creation-date>
    <meta:editing-duration>PT2M46S</meta:editing-duration>
    <meta:editing-cycles>2</meta:editing-cycles>
    <meta:generator>LibreOffice/6.4.7.2$Linux_X86_64 LibreOffice_project/40$Build-2</meta:generator>
    <dc:title>Beehive</dc:title>
    <dc:date>2021-11-05T19:10:55.244098964</dc:date>
    <meta:document-statistic meta:object-count="43"/>
  </office:meta>
</office:document-meta>
</file>